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dbc" officeooo:paragraph-rsid="00024dbc"/>
    </style:style>
    <style:style style:name="P2" style:family="paragraph" style:parent-style-name="Standard">
      <style:text-properties fo:font-weight="normal" officeooo:rsid="00024dbc" officeooo:paragraph-rsid="00024dbc" style:font-weight-asian="normal" style:font-weight-complex="normal"/>
    </style:style>
    <style:style style:name="P3" style:family="paragraph" style:parent-style-name="Standard">
      <style:text-properties fo:font-weight="normal" officeooo:rsid="000267e4" officeooo:paragraph-rsid="000267e4" style:font-weight-asian="normal" style:font-weight-complex="normal"/>
    </style:style>
    <style:style style:name="P4" style:family="paragraph" style:parent-style-name="Standard">
      <style:text-properties officeooo:rsid="000267e4" officeooo:paragraph-rsid="000267e4"/>
    </style:style>
    <style:style style:name="P5" style:family="paragraph" style:parent-style-name="Standard">
      <style:text-properties officeooo:rsid="00043ef8" officeooo:paragraph-rsid="00043ef8"/>
    </style:style>
    <style:style style:name="P6" style:family="paragraph" style:parent-style-name="Standard">
      <style:text-properties officeooo:rsid="00045d13" officeooo:paragraph-rsid="00045d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in</text:p>
      <text:p text:style-name="P5">обработка в командную строку</text:p>
      <text:p text:style-name="P5">инициализация uncursus</text:p>
      <text:p text:style-name="P5"/>
      <text:p text:style-name="P5"/>
      <text:p text:style-name="P5">make</text:p>
      <text:p text:style-name="P6"/>
      <text:p text:style-name="P5"/>
      <text:p text:style-name="P5"/>
      <text:p text:style-name="P1">Конект (ip port)</text:p>
      <text:p text:style-name="P1"/>
      <text:p text:style-name="P1">Заполнение (ручное)</text:p>
      <text:p text:style-name="P1">разворот корабля всегда в первой левой клетке, только горизонтально или вертикально</text:p>
      <text:p text:style-name="P1">заполнение поля всегда начинается горизонтально </text:p>
      <text:p text:style-name="P1">всего 5 кораблей (1, 2, 3, 4, 5 клеток)</text:p>
      <text:p text:style-name="P1"/>
      <text:p text:style-name="P4">Заполнение (автоматическое)</text:p>
      <text:p text:style-name="P1"/>
      <text:p text:style-name="P1"><text:span text:style-name="T2">Б</text:span>ой</text:p>
      <text:p text:style-name="P1">выводим два поля (свое и чужое) (процедура отрисовки будет одна), кликом мыши заполняем координаты. Изначально поле заполняется нулями, место корабля — 1, подбитое место корабля — 2.</text:p>
      <text:p text:style-name="P1">Массив поля хранит <text:span text:style-name="T1">uchar </text:span></text:p>
      <text:p text:style-name="P2">Первый массив — твое поле</text:p>
      <text:p text:style-name="P2">Второй массив — противника</text:p>
      <text:p text:style-name="P2"/>
      <text:p text:style-name="P3">Графический интерфейс </text:p>
      <text:p text:style-name="P3"/>
      <text:p text:style-name="P3">Чат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1T06:01:06.754207529</dc:date>
    <meta:editing-duration>PT37M19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80" meta:character-count="576" meta:non-whitespace-character-count="506"/>
  </office:meta>
</office:document-meta>
</file>